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9900"/>
      <style:map style:condition="cell-content()&gt;4000" style:apply-style-name="Untitled1" style:base-cell-address="Sheet1.B2"/>
      <style:map style:condition="cell-content()&lt;1000" style:apply-style-name="Untitled2" style:base-cell-address="Sheet1.B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nput (mV)</text:p>
          </table:table-cell>
          <table:table-cell table:style-name="Default" office:value-type="string" calcext:value-type="string">
            <text:p>Output (mV)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42.1" calcext:value-type="float">
            <text:p>342.1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Sheet1.B2:Sheet1.B36">
            <calcext:condition calcext:apply-style-name="Untitled1" calcext:value="&gt;4000" calcext:base-cell-address="Sheet1.B2"/>
            <calcext:condition calcext:apply-style-name="Untitled2" calcext:value="&lt;1000" calcext:base-cell-address="Sheet1.B2"/>
          </calcext:conditional-format>
        </calcext:conditional-formats>
      </table:table>
      <table:named-expressions/>
      <table:database-ranges>
        <table:database-range table:name="__Anonymous_Sheet_DB__0" table:target-range-address="Sheet1.A2:Sheet1.B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fo:color="#ff3333"/>
    </style:style>
    <style:style style:name="Untitled2" style:family="table-cell" style:parent-style-name="Default"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6-07-11T12:08:55.186167127</meta:creation-date>
    <dc:date>2016-07-11T12:29:07.066903238</dc:date>
    <dc:creator>Adrian Bowyer</dc:creator>
    <meta:editing-duration>PT5M1S</meta:editing-duration>
    <meta:editing-cycles>1</meta:editing-cycles>
    <meta:document-statistic meta:table-count="1" meta:cell-count="34" meta:object-count="0"/>
    <meta:generator>LibreOffice/5.0.5.2$Linux_X86_64 LibreOffice_project/00m0$Build-2</meta:generator>
  </office:meta>
</office:document-meta>
</file>